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3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7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5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7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9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3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5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7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7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9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3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8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5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7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8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1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9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3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7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9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3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10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5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10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7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0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5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1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7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11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9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3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7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1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9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1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1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3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3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5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9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1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1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1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3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3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1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7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1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3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1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7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1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9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1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7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5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1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7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17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8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5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1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7" style:family="text">
      <style:text-properties fo:font-size="10.00pt" fo:font-weight="bold" fo:font-family="'Courier New'" style:font-family-asian="'Courier New'" style:font-family-complex="'Courier New'" fo:background-color="transparent" fo:color="#000080"/>
    </style:style>
    <style:style style:name="T18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9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9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5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7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19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9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2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3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0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5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0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7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20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1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2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5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7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1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9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2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3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2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7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2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3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23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5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7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3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9" style:family="text">
      <style:text-properties fo:font-size="10.00pt" fo:font-weight="normal" fo:font-family="'Courier New'" style:font-family-asian="'Courier New'" style:font-family-complex="'Courier New'" fo:background-color="transparent" fo:color="#008000"/>
    </style:style>
    <style:style style:name="T2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1" style:family="text">
      <style:text-properties fo:font-size="10.00pt" fo:font-weight="normal" fo:font-family="'Courier New'" style:font-family-asian="'Courier New'" style:font-family-complex="'Courier New'" fo:background-color="transparent" fo:color="#008000"/>
    </style:style>
    <style:style style:name="T2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3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7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9" style:family="text">
      <style:text-properties fo:font-size="10.00pt" fo:font-weight="normal" fo:font-family="'Courier New'" style:font-family-asian="'Courier New'" style:font-family-complex="'Courier New'" fo:background-color="transparent" fo:color="#008000"/>
    </style:style>
    <style:style style:name="T2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1" style:family="text">
      <style:text-properties fo:font-size="10.00pt" fo:font-weight="normal" fo:font-family="'Courier New'" style:font-family-asian="'Courier New'" style:font-family-complex="'Courier New'" fo:background-color="transparent" fo:color="#008000"/>
    </style:style>
    <style:style style:name="T2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3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7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2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3" style:family="text">
      <style:text-properties fo:font-size="10.00pt" fo:font-weight="normal" fo:font-family="'Courier New'" style:font-family-asian="'Courier New'" style:font-family-complex="'Courier New'" fo:background-color="transparent" fo:color="#000080"/>
    </style:style>
    <style:style style:name="T2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5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7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9" style:family="text">
      <style:text-properties fo:font-size="10.00pt" fo:font-weight="normal" fo:font-family="'Courier New'" style:font-family-asian="'Courier New'" style:font-family-complex="'Courier New'" fo:background-color="transparent" fo:color="#008000"/>
    </style:style>
    <style:style style:name="T2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1" style:family="text">
      <style:text-properties fo:font-size="10.00pt" fo:font-weight="normal" fo:font-family="'Courier New'" style:font-family-asian="'Courier New'" style:font-family-complex="'Courier New'" fo:background-color="transparent" fo:color="#008000"/>
    </style:style>
    <style:style style:name="T27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3" style:family="text">
      <style:text-properties fo:font-size="10.00pt" fo:font-weight="normal" fo:font-family="'Courier New'" style:font-family-asian="'Courier New'" style:font-family-complex="'Courier New'" fo:background-color="transparent" fo:color="#008000"/>
    </style:style>
    <style:style style:name="T27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5" style:family="text">
      <style:text-properties fo:font-size="10.00pt" fo:font-weight="normal" fo:font-family="'Courier New'" style:font-family-asian="'Courier New'" style:font-family-complex="'Courier New'" fo:background-color="transparent" fo:color="#008000"/>
    </style:style>
    <style:style style:name="T2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7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7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9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1" style:family="text">
      <style:text-properties fo:font-size="10.00pt" fo:font-weight="normal" fo:font-family="'Courier New'" style:font-family-asian="'Courier New'" style:font-family-complex="'Courier New'" fo:background-color="transparent" fo:color="#008000"/>
    </style:style>
    <style:style style:name="T28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3" style:family="text">
      <style:text-properties fo:font-size="10.00pt" fo:font-weight="normal" fo:font-family="'Courier New'" style:font-family-asian="'Courier New'" style:font-family-complex="'Courier New'" fo:background-color="transparent" fo:color="#008000"/>
    </style:style>
    <style:style style:name="T28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5" style:family="text">
      <style:text-properties fo:font-size="10.00pt" fo:font-weight="normal" fo:font-family="'Courier New'" style:font-family-asian="'Courier New'" style:font-family-complex="'Courier New'" fo:background-color="transparent" fo:color="#008000"/>
    </style:style>
    <style:style style:name="T2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7" style:family="text">
      <style:text-properties fo:font-size="10.00pt" fo:font-weight="normal" fo:font-family="'Courier New'" style:font-family-asian="'Courier New'" style:font-family-complex="'Courier New'" fo:background-color="transparent" fo:color="#008000"/>
    </style:style>
    <style:style style:name="T28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9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9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1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2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3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6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29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9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3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1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30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3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30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6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3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8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3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0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3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3" style:family="text">
      <style:text-properties fo:font-size="10.00pt" fo:font-weight="bold" fo:font-family="'Courier New'" style:font-family-asian="'Courier New'" style:font-family-complex="'Courier New'" fo:background-color="transparent" fo:color="#800000"/>
    </style:style>
    <style:style style:name="T3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316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REATE</text:span><text:span text:style-name="T2"><text:s/></text:span><text:span text:style-name="T3">TABLE</text:span><text:span text:style-name="T4"><text:s/></text:span><text:span text:style-name="T5">`producto`</text:span><text:span text:style-name="T6"><text:s/>(</text:span><text:span text:style-name="T7"/></text:p>
      <text:p text:style-name="P1"><text:span text:style-name="T8"><text:s text:c="2"/></text:span><text:span text:style-name="T9">`id`</text:span><text:span text:style-name="T10"><text:s/></text:span><text:span text:style-name="T11">int</text:span><text:span text:style-name="T12"><text:s/></text:span><text:span text:style-name="T13">NOT</text:span><text:span text:style-name="T14"><text:s/></text:span><text:span text:style-name="T15">NULL</text:span><text:span text:style-name="T16"><text:s/></text:span><text:span text:style-name="T17">AUTO_INCREMENT</text:span><text:span text:style-name="T18">,</text:span><text:span text:style-name="T19"/></text:p>
      <text:p text:style-name="P1"><text:span text:style-name="T20"><text:s text:c="2"/></text:span><text:span text:style-name="T21">`nombre`</text:span><text:span text:style-name="T22"><text:s/></text:span><text:span text:style-name="T23">varchar</text:span><text:span text:style-name="T24">(</text:span><text:span text:style-name="T25">100</text:span><text:span text:style-name="T26">)<text:s/></text:span><text:span text:style-name="T27">NOT</text:span><text:span text:style-name="T28"><text:s/></text:span><text:span text:style-name="T29">NULL</text:span><text:span text:style-name="T30">,</text:span><text:span text:style-name="T31"/></text:p>
      <text:p text:style-name="P1"><text:span text:style-name="T32"><text:s text:c="2"/></text:span><text:span text:style-name="T33">`descripcion`</text:span><text:span text:style-name="T34"><text:s/></text:span><text:span text:style-name="T35">varchar</text:span><text:span text:style-name="T36">(</text:span><text:span text:style-name="T37">100</text:span><text:span text:style-name="T38">)<text:s/></text:span><text:span text:style-name="T39">DEFAULT</text:span><text:span text:style-name="T40"><text:s/></text:span><text:span text:style-name="T41">NULL</text:span><text:span text:style-name="T42">,</text:span><text:span text:style-name="T43"/></text:p>
      <text:p text:style-name="P1"><text:span text:style-name="T44"><text:s text:c="2"/></text:span><text:span text:style-name="T45">`peso`</text:span><text:span text:style-name="T46"><text:s/></text:span><text:span text:style-name="T47">double</text:span><text:span text:style-name="T48"><text:s/></text:span><text:span text:style-name="T49">NOT</text:span><text:span text:style-name="T50"><text:s/></text:span><text:span text:style-name="T51">NULL</text:span><text:span text:style-name="T52">,</text:span><text:span text:style-name="T53"/></text:p>
      <text:p text:style-name="P1"><text:span text:style-name="T54"><text:s text:c="2"/></text:span><text:span text:style-name="T55">`stock`</text:span><text:span text:style-name="T56"><text:s/></text:span><text:span text:style-name="T57">int</text:span><text:span text:style-name="T58"><text:s/></text:span><text:span text:style-name="T59">DEFAULT</text:span><text:span text:style-name="T60"><text:s/></text:span><text:span text:style-name="T61">NULL</text:span><text:span text:style-name="T62">,</text:span><text:span text:style-name="T63"/></text:p>
      <text:p text:style-name="P1"><text:span text:style-name="T64"><text:s text:c="2"/></text:span><text:span text:style-name="T65">PRIMARY</text:span><text:span text:style-name="T66"><text:s/></text:span><text:span text:style-name="T67">KEY</text:span><text:span text:style-name="T68"><text:s/>(</text:span><text:span text:style-name="T69">`id`</text:span><text:span text:style-name="T70">)</text:span><text:span text:style-name="T71"/></text:p>
      <text:p text:style-name="P1"><text:span text:style-name="T72">)</text:span><text:span text:style-name="T73">;</text:span><text:span text:style-name="T74"/></text:p>
      <text:p text:style-name="P1"><text:span text:style-name="T74"/></text:p>
      <text:p text:style-name="P1"><text:span text:style-name="T75">CREATE</text:span><text:span text:style-name="T76"><text:s/></text:span><text:span text:style-name="T77">TABLE</text:span><text:span text:style-name="T78"><text:s/></text:span><text:span text:style-name="T79">`usuarios`</text:span><text:span text:style-name="T80"><text:s/>(</text:span><text:span text:style-name="T81"/></text:p>
      <text:p text:style-name="P1"><text:span text:style-name="T82"><text:tab/></text:span><text:span text:style-name="T83">`id`</text:span><text:span text:style-name="T84"><text:s/></text:span><text:span text:style-name="T85">int</text:span><text:span text:style-name="T86"><text:s/></text:span><text:span text:style-name="T87">AUTO_INCREMENT</text:span><text:span text:style-name="T88">,</text:span><text:span text:style-name="T89"/></text:p>
      <text:p text:style-name="P1"><text:span text:style-name="T90"><text:tab/></text:span><text:span text:style-name="T91">`nombre`</text:span><text:span text:style-name="T92"><text:s/></text:span><text:span text:style-name="T93">varchar</text:span><text:span text:style-name="T94">(</text:span><text:span text:style-name="T95">100</text:span><text:span text:style-name="T96">)<text:s/></text:span><text:span text:style-name="T97">not</text:span><text:span text:style-name="T98"><text:s/></text:span><text:span text:style-name="T99">null</text:span><text:span text:style-name="T100">,</text:span><text:span text:style-name="T101"/></text:p>
      <text:p text:style-name="P1"><text:span text:style-name="T102"><text:tab/></text:span><text:span text:style-name="T103">`apellido`</text:span><text:span text:style-name="T104"><text:s/></text:span><text:span text:style-name="T105">varchar</text:span><text:span text:style-name="T106">(</text:span><text:span text:style-name="T107">100</text:span><text:span text:style-name="T108">)<text:s/></text:span><text:span text:style-name="T109">not</text:span><text:span text:style-name="T110"><text:s/></text:span><text:span text:style-name="T111">null</text:span><text:span text:style-name="T112">,</text:span><text:span text:style-name="T113"/></text:p>
      <text:p text:style-name="P1"><text:span text:style-name="T114"><text:tab/></text:span><text:span text:style-name="T115">`usuario`</text:span><text:span text:style-name="T116"><text:s/></text:span><text:span text:style-name="T117">varchar</text:span><text:span text:style-name="T118">(</text:span><text:span text:style-name="T119">100</text:span><text:span text:style-name="T120">)<text:s/></text:span><text:span text:style-name="T121">not</text:span><text:span text:style-name="T122"><text:s/></text:span><text:span text:style-name="T123">null</text:span><text:span text:style-name="T124">,</text:span><text:span text:style-name="T125"/></text:p>
      <text:p text:style-name="P1"><text:span text:style-name="T126"><text:tab/></text:span><text:span text:style-name="T127">`contrasena`</text:span><text:span text:style-name="T128"><text:s/></text:span><text:span text:style-name="T129">varchar</text:span><text:span text:style-name="T130">(</text:span><text:span text:style-name="T131">100</text:span><text:span text:style-name="T132">)<text:s/></text:span><text:span text:style-name="T133">not</text:span><text:span text:style-name="T134"><text:s/></text:span><text:span text:style-name="T135">null</text:span><text:span text:style-name="T136">,</text:span><text:span text:style-name="T137"/></text:p>
      <text:p text:style-name="P1"><text:span text:style-name="T138"><text:tab/></text:span><text:span text:style-name="T139">`rol`</text:span><text:span text:style-name="T140"><text:s/></text:span><text:span text:style-name="T141">int</text:span><text:span text:style-name="T142"><text:s/></text:span><text:span text:style-name="T143">default</text:span><text:span text:style-name="T144"><text:s/></text:span><text:span text:style-name="T145">1</text:span><text:span text:style-name="T146">,</text:span><text:span text:style-name="T147"/></text:p>
      <text:p text:style-name="P1"><text:span text:style-name="T148"><text:s text:c="2"/><text:tab/></text:span><text:span text:style-name="T149">PRIMARY</text:span><text:span text:style-name="T150"><text:s/></text:span><text:span text:style-name="T151">KEY</text:span><text:span text:style-name="T152"><text:s/>(</text:span><text:span text:style-name="T153">`id`</text:span><text:span text:style-name="T154">)</text:span><text:span text:style-name="T155"/></text:p>
      <text:p text:style-name="P1"><text:span text:style-name="T156">)</text:span><text:span text:style-name="T157">;</text:span><text:span text:style-name="T158"/></text:p>
      <text:p text:style-name="P1"><text:span text:style-name="T158"/></text:p>
      <text:p text:style-name="P1"><text:span text:style-name="T159">CREATE</text:span><text:span text:style-name="T160"><text:s/></text:span><text:span text:style-name="T161">TABLE</text:span><text:span text:style-name="T162"><text:s/></text:span><text:span text:style-name="T163">`producto_usuario`</text:span><text:span text:style-name="T164"><text:s/>(</text:span><text:span text:style-name="T165"/></text:p>
      <text:p text:style-name="P1"><text:span text:style-name="T166"><text:tab/></text:span><text:span text:style-name="T167">`id_producto_usuario`</text:span><text:span text:style-name="T168"><text:s/></text:span><text:span text:style-name="T169">int</text:span><text:span text:style-name="T170"><text:s/></text:span><text:span text:style-name="T171">AUTO_INCREMENT</text:span><text:span text:style-name="T172">,</text:span><text:span text:style-name="T173"/></text:p>
      <text:p text:style-name="P1"><text:span text:style-name="T174"><text:tab/></text:span><text:span text:style-name="T175">`id_producto`</text:span><text:span text:style-name="T176"><text:s/></text:span><text:span text:style-name="T177">int</text:span><text:span text:style-name="T178"><text:s/></text:span><text:span text:style-name="T179">not</text:span><text:span text:style-name="T180"><text:s/></text:span><text:span text:style-name="T181">null</text:span><text:span text:style-name="T182">,</text:span><text:span text:style-name="T183"/></text:p>
      <text:p text:style-name="P1"><text:span text:style-name="T184"><text:tab/></text:span><text:span text:style-name="T185">`id_usuario`</text:span><text:span text:style-name="T186"><text:s/></text:span><text:span text:style-name="T187">int</text:span><text:span text:style-name="T188"><text:s/></text:span><text:span text:style-name="T189">not</text:span><text:span text:style-name="T190"><text:s/></text:span><text:span text:style-name="T191">null</text:span><text:span text:style-name="T192">,</text:span><text:span text:style-name="T193"/></text:p>
      <text:p text:style-name="P1"><text:span text:style-name="T194"><text:tab/></text:span><text:span text:style-name="T195">PRIMARY</text:span><text:span text:style-name="T196"><text:s/></text:span><text:span text:style-name="T197">KEY</text:span><text:span text:style-name="T198"><text:s/>(</text:span><text:span text:style-name="T199">`id_producto_usuario`</text:span><text:span text:style-name="T200">),</text:span><text:span text:style-name="T201"/></text:p>
      <text:p text:style-name="P1"><text:span text:style-name="T202"><text:s text:c="2"/><text:tab/></text:span><text:span text:style-name="T203">FOREIGN</text:span><text:span text:style-name="T204"><text:s/></text:span><text:span text:style-name="T205">KEY</text:span><text:span text:style-name="T206"><text:s/>(</text:span><text:span text:style-name="T207">`id_producto`</text:span><text:span text:style-name="T208">)<text:s/></text:span><text:span text:style-name="T209">references</text:span><text:span text:style-name="T210"><text:s/>producto(</text:span><text:span text:style-name="T211">`id`</text:span><text:span text:style-name="T212">),</text:span><text:span text:style-name="T213"/></text:p>
      <text:p text:style-name="P1"><text:span text:style-name="T214"><text:s text:c="2"/><text:tab/></text:span><text:span text:style-name="T215">FOREIGN</text:span><text:span text:style-name="T216"><text:s/></text:span><text:span text:style-name="T217">KEY</text:span><text:span text:style-name="T218"><text:s/>(</text:span><text:span text:style-name="T219">`id_usuario`</text:span><text:span text:style-name="T220">)<text:s/></text:span><text:span text:style-name="T221">references</text:span><text:span text:style-name="T222"><text:s/>usuarios(</text:span><text:span text:style-name="T223">`id`</text:span><text:span text:style-name="T224">)</text:span><text:span text:style-name="T225"/></text:p>
      <text:p text:style-name="P1"><text:span text:style-name="T226">)</text:span><text:span text:style-name="T227">;</text:span><text:span text:style-name="T228"/></text:p>
      <text:p text:style-name="P1"><text:span text:style-name="T228"/></text:p>
      <text:p text:style-name="P1"><text:span text:style-name="T229">INSERT</text:span><text:span text:style-name="T230"><text:s/></text:span><text:span text:style-name="T231">INTO</text:span><text:span text:style-name="T232"><text:s/></text:span><text:span text:style-name="T233">`producto`</text:span><text:span text:style-name="T234"><text:s/></text:span><text:span text:style-name="T235">VALUES</text:span><text:span text:style-name="T236"><text:s/>(</text:span><text:span text:style-name="T237">1</text:span><text:span text:style-name="T238">,</text:span><text:span text:style-name="T239">'p1'</text:span><text:span text:style-name="T240">,</text:span><text:span text:style-name="T241">'d1'</text:span><text:span text:style-name="T242">,</text:span><text:span text:style-name="T243">10</text:span><text:span text:style-name="T244">,</text:span><text:span text:style-name="T245">100</text:span><text:span text:style-name="T246">),(</text:span><text:span text:style-name="T247">2</text:span><text:span text:style-name="T248">,</text:span><text:span text:style-name="T249">'p2'</text:span><text:span text:style-name="T250">,</text:span><text:span text:style-name="T251">'d2'</text:span><text:span text:style-name="T252">,</text:span><text:span text:style-name="T253">20</text:span><text:span text:style-name="T254">,</text:span><text:span text:style-name="T255">100</text:span><text:span text:style-name="T256">)</text:span><text:span text:style-name="T257">;</text:span><text:span text:style-name="T258"/></text:p>
      <text:p text:style-name="P1"><text:span text:style-name="T259">INSERT</text:span><text:span text:style-name="T260"><text:s/></text:span><text:span text:style-name="T261">INTO</text:span><text:span text:style-name="T262"><text:s/></text:span><text:span text:style-name="T263">`usuarios`</text:span><text:span text:style-name="T264"><text:s text:c="2"/></text:span><text:span text:style-name="T265">VALUES</text:span><text:span text:style-name="T266"><text:s/>(</text:span><text:span text:style-name="T267">1</text:span><text:span text:style-name="T268">,</text:span><text:span text:style-name="T269">'AA'</text:span><text:span text:style-name="T270">,</text:span><text:span text:style-name="T271">'AA'</text:span><text:span text:style-name="T272">,</text:span><text:span text:style-name="T273">'admin'</text:span><text:span text:style-name="T274">,</text:span><text:span text:style-name="T275">'admin'</text:span><text:span text:style-name="T276">,<text:s/></text:span><text:span text:style-name="T277">2</text:span><text:span text:style-name="T278">),(</text:span><text:span text:style-name="T279">2</text:span><text:span text:style-name="T280">,</text:span><text:span text:style-name="T281">'Usuario'</text:span><text:span text:style-name="T282">,</text:span><text:span text:style-name="T283">'1'</text:span><text:span text:style-name="T284">,</text:span><text:span text:style-name="T285">'user1'</text:span><text:span text:style-name="T286">,</text:span><text:span text:style-name="T287">'user1'</text:span><text:span text:style-name="T288">,<text:s/></text:span><text:span text:style-name="T289">1</text:span><text:span text:style-name="T290">)</text:span><text:span text:style-name="T291">;</text:span><text:span text:style-name="T292"/></text:p>
      <text:p text:style-name="P1"><text:span text:style-name="T292"/></text:p>
      <text:p text:style-name="P1"><text:span text:style-name="T292"/></text:p>
      <text:p text:style-name="P1"><text:span text:style-name="T292"/></text:p>
      <text:p text:style-name="P1"><text:span text:style-name="T293">select</text:span><text:span text:style-name="T294"><text:s/>p.nombre, p.descripcion<text:s/></text:span><text:span text:style-name="T295"/></text:p>
      <text:p text:style-name="P1"><text:span text:style-name="T296">from</text:span><text:span text:style-name="T297"><text:s/>producto p<text:s/></text:span><text:span text:style-name="T298"/></text:p>
      <text:p text:style-name="P1"><text:span text:style-name="T299">inner</text:span><text:span text:style-name="T300"><text:s/></text:span><text:span text:style-name="T301">join</text:span><text:span text:style-name="T302"><text:s/>producto_usuario pu<text:s/></text:span><text:span text:style-name="T303">ON</text:span><text:span text:style-name="T304"><text:s/>pu.id_producto=p.id<text:s/></text:span><text:span text:style-name="T305"/></text:p>
      <text:p text:style-name="P1"><text:span text:style-name="T306">inner</text:span><text:span text:style-name="T307"><text:s/></text:span><text:span text:style-name="T308">join</text:span><text:span text:style-name="T309"><text:s/>usuarios u<text:s/></text:span><text:span text:style-name="T310">on</text:span><text:span text:style-name="T311"><text:s/>pu.id_usuario = u.id<text:s/></text:span><text:span text:style-name="T312"/></text:p>
      <text:p text:style-name="P1"><text:span text:style-name="T313">where</text:span><text:span text:style-name="T314"><text:s/>u.id =<text:s/></text:span><text:span text:style-name="T315">2</text:span><text:span text:style-name="T316">;</text:span><text:span text:style-name="T3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